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3.969cm" style:rel-column-width="2250*"/>
    </style:style>
    <style:style style:name="Tabela3.B" style:family="table-column">
      <style:table-column-properties style:column-width="13.044cm" style:rel-column-width="7395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13cm" fo:margin-left="0cm" fo:margin-right="-0.012cm" table:align="margins"/>
    </style:style>
    <style:style style:name="Tabela4.A" style:family="table-column">
      <style:table-column-properties style:column-width="3.969cm" style:rel-column-width="2250*"/>
    </style:style>
    <style:style style:name="Tabela4.B" style:family="table-column">
      <style:table-column-properties style:column-width="13.044cm" style:rel-column-width="7395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13cm" fo:margin-left="0cm" fo:margin-right="-0.012cm" table:align="margins"/>
    </style:style>
    <style:style style:name="Tabela5.A" style:family="table-column">
      <style:table-column-properties style:column-width="3.969cm" style:rel-column-width="2250*"/>
    </style:style>
    <style:style style:name="Tabela5.B" style:family="table-column">
      <style:table-column-properties style:column-width="13.044cm" style:rel-column-width="7395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13cm" fo:margin-left="0cm" fo:margin-right="-0.012cm" table:align="margins"/>
    </style:style>
    <style:style style:name="Tabela6.A" style:family="table-column">
      <style:table-column-properties style:column-width="3.969cm" style:rel-column-width="2250*"/>
    </style:style>
    <style:style style:name="Tabela6.B" style:family="table-column">
      <style:table-column-properties style:column-width="13.044cm" style:rel-column-width="7395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13cm" fo:margin-left="0cm" fo:margin-right="-0.012cm" table:align="margins"/>
    </style:style>
    <style:style style:name="Tabela7.A" style:family="table-column">
      <style:table-column-properties style:column-width="3.969cm" style:rel-column-width="2250*"/>
    </style:style>
    <style:style style:name="Tabela7.B" style:family="table-column">
      <style:table-column-properties style:column-width="13.044cm" style:rel-column-width="7395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paragraph-properties fo:padding="0cm" fo:border="none"/>
      <style:text-properties fo:font-weight="bold" style:font-weight-asian="bold" style:font-weight-complex="bold"/>
    </style:style>
    <style:style style:name="P4" style:family="paragraph" style:parent-style-name="Standard">
      <style:paragraph-properties fo:padding="0cm" fo:border="none" style:shadow="none"/>
    </style:style>
    <style:style style:name="P5" style:family="paragraph" style:parent-style-name="Standard">
      <style:paragraph-properties fo:padding="0cm" fo:border="none" style:shadow="none"/>
    </style:style>
    <style:style style:name="P6" style:family="paragraph" style:parent-style-name="Standard">
      <style:paragraph-properties fo:padding="0cm" fo:border="none" style:shadow="none"/>
      <style:text-properties fo:font-weight="bold" style:font-weight-asian="bold" style:font-weight-complex="bold"/>
    </style:style>
    <style:style style:name="P7" style:family="paragraph" style:parent-style-name="Standard">
      <style:paragraph-properties fo:padding="0cm" fo:border="none" style:shadow="non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556cm" fo:margin-right="0cm" fo:text-indent="0cm" style:auto-text-indent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zwa projektu: <text:span text:style-name="T1">System rezerwacji hoteli.</text:span></text:p>
      <text:p text:style-name="Standard"/>
      <text:p text:style-name="Standard">Zespół:</text:p>
      <text:p text:style-name="Standard"/>
      <text:p text:style-name="Standard">Mateusz Miotk (mmiotk@sigma.ug.edu.pl)</text:p>
      <text:p text:style-name="Standard">Michał Kulesz ()</text:p>
      <text:p text:style-name="Standard">Sylwia Kaczmarczyk ()</text:p>
      <text:p text:style-name="Standard"/>
      <text:p text:style-name="Standard">Cele i założenia projektu:</text:p>
      <text:p text:style-name="Standard"/>
      <text:p text:style-name="Standard">System ma za zadanie scalenie w jednym punkcie wielu hoteli z rożnych miejscowości w celu usprawnienia wyszukiwania przez klientów oraz zwiększenia wyboru (ograniczenia monopolu na rynku hotelarskim) i możliwości planowania pobytu w danym obiekcie.</text:p>
      <text:p text:style-name="Standard"/>
      <text:p text:style-name="Standard">I.Opis wymagań funkcjonalnych:</text:p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Nazwa funkcji</text:p>
          </table:table-cell>
          <table:table-cell table:style-name="Tabela5.B1" office:value-type="string">
            <text:p text:style-name="P6">Wyszukanie hotelu</text:p>
          </table:table-cell>
        </table:table-row>
        <table:table-row>
          <table:table-cell table:style-name="Tabela5.A2" office:value-type="string">
            <text:p text:style-name="Table_20_Contents">Opis</text:p>
          </table:table-cell>
          <table:table-cell table:style-name="Tabela5.B2" office:value-type="string">
            <text:p text:style-name="P5">Funkcja wykorzystując dane podane przez użytkownika wyświetli listę hoteli, pasujące do zapytania użytkownika.</text:p>
          </table:table-cell>
        </table:table-row>
        <table:table-row>
          <table:table-cell table:style-name="Tabela5.A2" office:value-type="string">
            <text:p text:style-name="Table_20_Contents">Dane wejściowe</text:p>
          </table:table-cell>
          <table:table-cell table:style-name="Tabela5.B2" office:value-type="string">
            <text:p text:style-name="P5">Informacje od użytkownika na temat szukanego hotelu:nazwa(opcjonalnie),położenie(miejscowość, województwo, gmina, powiat), ranking (opcjonalnie)</text:p>
          </table:table-cell>
        </table:table-row>
        <table:table-row>
          <table:table-cell table:style-name="Tabela5.A2" office:value-type="string">
            <text:p text:style-name="Table_20_Contents">Źródło danych wejściowych</text:p>
          </table:table-cell>
          <table:table-cell table:style-name="Tabela5.B2" office:value-type="string">
            <text:p text:style-name="P5">Formularz na stronie internetowej wypełniane przez użytkownika</text:p>
          </table:table-cell>
        </table:table-row>
        <table:table-row>
          <table:table-cell table:style-name="Tabela5.A2" office:value-type="string">
            <text:p text:style-name="Table_20_Contents">Dane wyjściowe</text:p>
          </table:table-cell>
          <table:table-cell table:style-name="Tabela5.B2" office:value-type="string">
            <text:p text:style-name="P5">Lista hoteli pasujących do kryteriów użytkownika.</text:p>
          </table:table-cell>
        </table:table-row>
        <table:table-row>
          <table:table-cell table:style-name="Tabela5.A2" office:value-type="string">
            <text:p text:style-name="Table_20_Contents">Efekty uboczne</text:p>
          </table:table-cell>
          <table:table-cell table:style-name="Tabela5.B2" office:value-type="string">
            <text:p text:style-name="P5">Nie znalezienie hotelu.</text:p>
          </table:table-cell>
        </table:table-row>
        <table:table-row>
          <table:table-cell table:style-name="Tabela5.A2" office:value-type="string">
            <text:p text:style-name="Table_20_Contents">Powód</text:p>
          </table:table-cell>
          <table:table-cell table:style-name="Tabela5.B2" office:value-type="string">
            <text:p text:style-name="P7">Zbyt mało podanych danych przez użytkownika.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Nazwa funkcji</text:p>
          </table:table-cell>
          <table:table-cell table:style-name="Tabela6.B1" office:value-type="string">
            <text:p text:style-name="P9">Rezerwacja miejsca</text:p>
          </table:table-cell>
        </table:table-row>
        <table:table-row>
          <table:table-cell table:style-name="Tabela6.A2" office:value-type="string">
            <text:p text:style-name="Table_20_Contents">Opis</text:p>
          </table:table-cell>
          <table:table-cell table:style-name="Tabela6.B2" office:value-type="string">
            <text:p text:style-name="Table_20_Contents">Funkcja pozwala użytkownikowi, który wyszukał dany hotel na zarezerwowanie miejsca w wybranym przez siebie okresie czasowym.</text:p>
          </table:table-cell>
        </table:table-row>
        <table:table-row>
          <table:table-cell table:style-name="Tabela6.A2" office:value-type="string">
            <text:p text:style-name="Table_20_Contents">Dane wejściowe</text:p>
          </table:table-cell>
          <table:table-cell table:style-name="Tabela6.B2" office:value-type="string">
            <text:p text:style-name="Table_20_Contents">Informacja o podejmowanej rezerwacji:Dzień/dni miesiąc oraz rok.</text:p>
          </table:table-cell>
        </table:table-row>
        <table:table-row>
          <table:table-cell table:style-name="Tabela6.A2" office:value-type="string">
            <text:p text:style-name="Table_20_Contents">Źródło danych wejściowych</text:p>
          </table:table-cell>
          <table:table-cell table:style-name="Tabela6.B2" office:value-type="string">
            <text:p text:style-name="Table_20_Contents">Formularz, w którym podane są informacje o podejmowaniu rezerwacji.</text:p>
          </table:table-cell>
        </table:table-row>
        <table:table-row>
          <table:table-cell table:style-name="Tabela6.A2" office:value-type="string">
            <text:p text:style-name="Table_20_Contents">Dane wyjściowe</text:p>
          </table:table-cell>
          <table:table-cell table:style-name="Tabela6.B2" office:value-type="string">
            <text:p text:style-name="Table_20_Contents">Informacja, że rezerwacja została przyjęta oraz formularz, który zostanie przekazany do potwierdzenia rezerwacji.</text:p>
          </table:table-cell>
        </table:table-row>
        <table:table-row>
          <table:table-cell table:style-name="Tabela6.A2" office:value-type="string">
            <text:p text:style-name="Table_20_Contents">Efekty uboczne</text:p>
          </table:table-cell>
          <table:table-cell table:style-name="Tabela6.B2" office:value-type="string">
            <text:p text:style-name="Table_20_Contents">Brak.</text:p>
          </table:table-cell>
        </table:table-row>
        <table:table-row>
          <table:table-cell table:style-name="Tabela6.A2" office:value-type="string">
            <text:p text:style-name="Table_20_Contents">Powód</text:p>
          </table:table-cell>
          <table:table-cell table:style-name="Tabela6.B2" office:value-type="string">
            <text:p text:style-name="Table_20_Contents">Brak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ext:soft-page-break/>
        <table:table-row>
          <table:table-cell table:style-name="Tabela7.A1" office:value-type="string">
            <text:p text:style-name="P9">Nazwa funkcji</text:p>
          </table:table-cell>
          <table:table-cell table:style-name="Tabela7.B1" office:value-type="string">
            <text:p text:style-name="P9">Potwierdzenie rezerwacji</text:p>
          </table:table-cell>
        </table:table-row>
        <table:table-row>
          <table:table-cell table:style-name="Tabela7.A2" office:value-type="string">
            <text:p text:style-name="Table_20_Contents">Opis</text:p>
          </table:table-cell>
          <table:table-cell table:style-name="Tabela7.B2" office:value-type="string">
            <text:p text:style-name="Table_20_Contents">Funkcja pozwala użytkownikowi, na potwierdzenie rezerwacji , którą wybrał poprzez dokonania płatności na kotno danego hotelu.</text:p>
          </table:table-cell>
        </table:table-row>
        <table:table-row>
          <table:table-cell table:style-name="Tabela7.A2" office:value-type="string">
            <text:p text:style-name="Table_20_Contents">Dane wejściowe</text:p>
          </table:table-cell>
          <table:table-cell table:style-name="Tabela7.B2" office:value-type="string">
            <text:p text:style-name="Table_20_Contents">Informacja o podejmowanej rezerwacji:Dzień/dni miesiąc oraz rok.</text:p>
            <text:p text:style-name="Table_20_Contents">Informacje o dokonanej płatności:numery kont hotelu oraz użytkownika.</text:p>
          </table:table-cell>
        </table:table-row>
        <table:table-row>
          <table:table-cell table:style-name="Tabela7.A2" office:value-type="string">
            <text:p text:style-name="Table_20_Contents">Źródło danych wejściowych</text:p>
          </table:table-cell>
          <table:table-cell table:style-name="Tabela7.B2" office:value-type="string">
            <text:p text:style-name="Table_20_Contents">Formularz, w którym podane są informacje o podejmowaniu rezerwacji.</text:p>
            <text:p text:style-name="Table_20_Contents">Oraz informacje o płatności.</text:p>
          </table:table-cell>
        </table:table-row>
        <table:table-row>
          <table:table-cell table:style-name="Tabela7.A2" office:value-type="string">
            <text:p text:style-name="Table_20_Contents">Dane wyjściowe</text:p>
          </table:table-cell>
          <table:table-cell table:style-name="Tabela7.B2" office:value-type="string">
            <text:p text:style-name="Table_20_Contents">Informacja, że rezerwacja została przyjęta z podziękowaniem o dokonaniu wpłaty. </text:p>
          </table:table-cell>
        </table:table-row>
        <table:table-row>
          <table:table-cell table:style-name="Tabela7.A2" office:value-type="string">
            <text:p text:style-name="Table_20_Contents">Efekty uboczne</text:p>
          </table:table-cell>
          <table:table-cell table:style-name="Tabela7.B2" office:value-type="string">
            <text:p text:style-name="Table_20_Contents">Brak.</text:p>
          </table:table-cell>
        </table:table-row>
        <table:table-row>
          <table:table-cell table:style-name="Tabela7.A2" office:value-type="string">
            <text:p text:style-name="Table_20_Contents">Powód</text:p>
          </table:table-cell>
          <table:table-cell table:style-name="Tabela7.B2" office:value-type="string">
            <text:p text:style-name="Table_20_Contents">Brak.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azwa funkcji</text:p>
          </table:table-cell>
          <table:table-cell table:style-name="Tabela3.B1" office:value-type="string">
            <text:p text:style-name="P3">Zarejestrowanie hotelu</text:p>
          </table:table-cell>
        </table:table-row>
        <table:table-row>
          <table:table-cell table:style-name="Tabela3.A2" office:value-type="string">
            <text:p text:style-name="Table_20_Contents">Opis</text:p>
          </table:table-cell>
          <table:table-cell table:style-name="Tabela3.B2" office:value-type="string">
            <text:p text:style-name="P4">Funkcja pozwala zarejestrować hotel użytkownikowi zalogowanemu jako właściciel hotelu lub osoby do tego upoważnionej.</text:p>
          </table:table-cell>
        </table:table-row>
        <table:table-row>
          <table:table-cell table:style-name="Tabela3.A2" office:value-type="string">
            <text:p text:style-name="Table_20_Contents">Dane wejściowe</text:p>
          </table:table-cell>
          <table:table-cell table:style-name="Tabela3.B2" office:value-type="string">
            <text:p text:style-name="P4">Informacje o hotelu czyli m.in. nazwa, adres, kontakt,informacja <text:s/>krótki opis itd. oraz informacje o właścicielu m.in. imię,nazwisko, adres, NIP itd.</text:p>
          </table:table-cell>
        </table:table-row>
        <table:table-row>
          <table:table-cell table:style-name="Tabela3.A2" office:value-type="string">
            <text:p text:style-name="Table_20_Contents">Źródło danych wejściowych</text:p>
          </table:table-cell>
          <table:table-cell table:style-name="Tabela3.B2" office:value-type="string">
            <text:p text:style-name="P4">Formularz na stronie internetowej wypełniane przez właściciela hotelu lub osoby do tego upoważnionej.</text:p>
          </table:table-cell>
        </table:table-row>
        <table:table-row>
          <table:table-cell table:style-name="Tabela3.A2" office:value-type="string">
            <text:p text:style-name="Table_20_Contents">Dane wyjściowe</text:p>
          </table:table-cell>
          <table:table-cell table:style-name="Tabela3.B2" office:value-type="string">
            <text:p text:style-name="P4">Formularz, będący źródłem danych wejścioweych funkcji weryfikacji.</text:p>
          </table:table-cell>
        </table:table-row>
        <table:table-row>
          <table:table-cell table:style-name="Tabela3.A2" office:value-type="string">
            <text:p text:style-name="Table_20_Contents">Efekty uboczne</text:p>
          </table:table-cell>
          <table:table-cell table:style-name="Tabela3.B2" office:value-type="string">
            <text:p text:style-name="Table_20_Contents">Brak.</text:p>
          </table:table-cell>
        </table:table-row>
        <table:table-row>
          <table:table-cell table:style-name="Tabela3.A2" office:value-type="string">
            <text:p text:style-name="Table_20_Contents">Powód</text:p>
          </table:table-cell>
          <table:table-cell table:style-name="Tabela3.B2" office:value-type="string">
            <text:p text:style-name="Table_20_Contents">Brak.</text:p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azwa funkcji</text:p>
          </table:table-cell>
          <table:table-cell table:style-name="Tabela4.B1" office:value-type="string">
            <text:p text:style-name="P6">Weryfikacja hotelu.</text:p>
          </table:table-cell>
        </table:table-row>
        <table:table-row>
          <table:table-cell table:style-name="Tabela4.A2" office:value-type="string">
            <text:p text:style-name="Table_20_Contents">Opis</text:p>
          </table:table-cell>
          <table:table-cell table:style-name="Tabela4.B2" office:value-type="string">
            <text:p text:style-name="P5">Funkcja sprawdza poprawność danych oraz ich istnienie podanych w formularzu rejestracji. Wykonywane jest to przez użytkownika o roli weryfikatora. </text:p>
          </table:table-cell>
        </table:table-row>
        <table:table-row>
          <table:table-cell table:style-name="Tabela4.A2" office:value-type="string">
            <text:p text:style-name="Table_20_Contents">Dane wejściowe</text:p>
          </table:table-cell>
          <table:table-cell table:style-name="Tabela4.B2" office:value-type="string">
            <text:p text:style-name="P5">Informacje o hotelu czyli m.in. nazwa, adres, kontakt,informacja <text:s/>krótki opis itd. oraz informacje o właścicielu m.in. imię,nazwisko, adres, NIP itd.Informacje o hotelu czyli m.in. nazwa, adres, kontakt,informacja <text:s/>krótki opis itd. oraz informacje o właścicielu m.in. imię,nazwisko, adres, NIP itd.</text:p>
          </table:table-cell>
        </table:table-row>
        <table:table-row>
          <table:table-cell table:style-name="Tabela4.A2" office:value-type="string">
            <text:p text:style-name="Table_20_Contents">Źródło danych wejściowych</text:p>
          </table:table-cell>
          <table:table-cell table:style-name="Tabela4.B2" office:value-type="string">
            <text:p text:style-name="P5">Formularz na stronie internetowej wypełniane przez właściciela hotelu lub osoby do tego upoważnionej.</text:p>
          </table:table-cell>
        </table:table-row>
        <table:table-row>
          <table:table-cell table:style-name="Tabela4.A2" office:value-type="string">
            <text:p text:style-name="Table_20_Contents">Dane wyjściowe</text:p>
          </table:table-cell>
          <table:table-cell table:style-name="Tabela4.B2" office:value-type="string">
            <text:p text:style-name="P5">Informacja czy hotel przeszedł weryfikacje. Jeśli tak to hotel jest zarejestrowany w systemie. Jeżeli nie to podany jest powód odrzucenia rejestracji.</text:p>
          </table:table-cell>
        </table:table-row>
        <table:table-row>
          <table:table-cell table:style-name="Tabela4.A2" office:value-type="string">
            <text:p text:style-name="Table_20_Contents">Efekty uboczne</text:p>
          </table:table-cell>
          <table:table-cell table:style-name="Tabela4.B2" office:value-type="string">
            <text:p text:style-name="Table_20_Contents">Brak.</text:p>
          </table:table-cell>
        </table:table-row>
        <table:table-row>
          <table:table-cell table:style-name="Tabela4.A2" office:value-type="string">
            <text:p text:style-name="Table_20_Contents">Powód</text:p>
          </table:table-cell>
          <table:table-cell table:style-name="Tabela4.B2" office:value-type="string">
            <text:p text:style-name="Table_20_Contents">Brak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II.Opis wymagań niefunkcjonalnych:</text:p>
      <text:p text:style-name="Standard"><text:tab/>1.System powinien generować statystyki hotelu w jakimś formacie używanego pakietu biurowego.</text:p>
      <text:p text:style-name="Standard"/>
      <text:p text:style-name="Standard">III.Model systemu(Patrz załącznik:System rezerwacji hoteli.asta):</text:p>
      <text:p text:style-name="P8"/>
      <text:p text:style-name="Standard"/>
      <text:p text:style-name="P1">IV.Słownik pojęć:</text:p>
      <text:list xml:id="list40420709" text:style-name="L1">
        <text:list-item>
          <text:p text:style-name="P2"><text:span text:style-name="T1">Właściciel hotelu</text:span> lub <text:span text:style-name="T1">osoba uprawniona do tej roli</text:span> – użytkownicy, którzy mogą zarejestrować dany hotel,usunąć go edytować. Poza tym mają prawa sprawdzenia ocen oraz statystyki.</text:p>
        </text:list-item>
        <text:list-item>
          <text:p text:style-name="P2"><text:span text:style-name="T1">Rejestracja hotelu</text:span> – proces rejestracji, który powinien skończyć się weryfikacją podanych przez użytkownika (danych).</text:p>
        </text:list-item>
        <text:list-item>
          <text:p text:style-name="P2"><text:span text:style-name="T1">Weryfikacja hotelu</text:span> – proces, który odbywa się po rejestracji. <text:span text:style-name="T1">Weryfikator</text:span> ma za zadanie sprawdzenie danych hotelu. Ich poprawności i prawdziwości ich istnienia.</text:p>
        </text:list-item>
        <text:list-item>
          <text:p text:style-name="P2"><text:span text:style-name="T1">Weryfikator</text:span> – osoba mająca za zadanie poprawne przebieganie procesu <text:span text:style-name="T1">weryfikacyjnego hotelu.</text:span></text:p>
        </text:list-item>
        <text:list-item>
          <text:p text:style-name="P2"><text:span text:style-name="T1">Administrator systemu </text:span>– osoba będąca mieć możliwości konserwacji i utrzymania systemu, dokonywania napraw, wynikające z nieuwagi użytkowników.</text:p>
        </text:list-item>
        <text:list-item>
          <text:p text:style-name="P2"><text:span text:style-name="T1">Klient (gość) </text:span>– osoba mająca tylko prawa znalezienia hotelu (bez możliwości rezerwacji).</text:p>
        </text:list-item>
        <text:list-item>
          <text:p text:style-name="P2"><text:span text:style-name="T1">Klient (zarejestrowany)</text:span> – osoba mająca prawa: znalezienie hotelu, dokonania rezerwacji,potwierdzenia rezerwacji, dokonywanie ocen hotelu</text:p>
        </text:list-item>
        <text:list-item>
          <text:p text:style-name="P2"><text:span text:style-name="T1">Rezerwacja miejsca</text:span> – proces, który odbywa się dwuetapowo:Wybieranie miejsca oraz daty przez Klienta, później dokonanie <text:span text:style-name="T1">potwierdzenia rezerwacji.</text:span></text:p>
        </text:list-item>
        <text:list-item>
          <text:p text:style-name="P2"><text:span text:style-name="T1">Potwierdzenie rezerwacji</text:span> – proces który po wyszukaniu rezerwacji przez klienta. Powinien wykonać klient by móc utrzymać rezerwacje(mowa tu o przelewie bankowym).</text:p>
        </text:list-item>
        <text:list-item>
          <text:p text:style-name="P2"><text:span text:style-name="T1">Edycja Hotelu </text:span>– proces tylko dla właścicieli hotelu. Pozwala zmienić dane.</text:p>
        </text:list-item>
        <text:list-item>
          <text:p text:style-name="P2"><text:span text:style-name="T1">Sprawdzanie wiarygodności dodanej oceny</text:span> – proces, który sprawdza czy dany klient ma prawo do wystawiania oceny w hotelu.</text:p>
        </text:list-item>
        <text:list-item>
          <text:p text:style-name="P2"><text:span text:style-name="T1">Stan konta</text:span> – ukazuje stan konta użytkownika:jego dane historie jego rezerwacji oraz dodane oceny lub opinie.</text:p>
        </text:list-item>
        <text:list-item>
          <text:p text:style-name="P2"><text:span text:style-name="T1">Zapytanie użytkownika </text:span>– formularz, w której użytkownik może wybrać dogodne dla siebie kryteria wyszukiwania hotelu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5T19:11:35.16</meta:creation-date>
    <dc:date>2012-11-05T20:41:36.61</dc:date>
    <meta:editing-duration>PT1H20M29S</meta:editing-duration>
    <meta:editing-cycles>6</meta:editing-cycles>
    <meta:generator>OpenOffice.org/3.3$Win32 OpenOffice.org_project/330m20$Build-9567</meta:generator>
    <meta:document-statistic meta:table-count="5" meta:image-count="0" meta:object-count="0" meta:page-count="3" meta:paragraph-count="97" meta:word-count="678" meta:character-count="5245"/>
  </office:meta>
</office:document-meta>
</file>